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gacyAndroidSpringLooper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egacyAndroidSpringLooper.LegacyAndroidSpringLooper( 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horeographerAndroidSpringLoope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oreographerAndroidSpringLoop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oreographerAndroidSpringLooper.doFrame( long frameTimeNan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egacyAndroidSpringLoope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egacyAndroidSpringLoop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oreographerAndroidSpringLooper.ChoreographerAndroidSpringLooper( Choreographer choreograp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egacyAndroidSpringLoope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roidSpringLooperFactory.createSpringLoo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oreographerAndroidSpringLoope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